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Обозначение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Масса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304783286804098" calcext:value-type="float">
            <text:p>0,30478328680409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1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1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345351458138066" calcext:value-type="float">
            <text:p>0,345351458138066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2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2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519091742057703" calcext:value-type="float">
            <text:p>0,51909174205770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3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2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3402667366984" calcext:value-type="float">
            <text:p>0,6340266736698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4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3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87123898664926" calcext:value-type="float">
            <text:p>0,98712389866492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5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4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16469493594659" calcext:value-type="float">
            <text:p>1,16469493594659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6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50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27138059502911" calcext:value-type="float">
            <text:p>1,2713805950291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7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65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55765131408365" calcext:value-type="float">
            <text:p>1,5576513140836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8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80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10257803495792" calcext:value-type="float">
            <text:p>2,1025780349579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09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100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.65675898458182" calcext:value-type="float">
            <text:p>2,6567589845818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10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125</text:p>
          </table:table-cell>
          <table:table-cell office:value-type="float" office:value="135" calcext:value-type="float">
            <text:p>135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.33932771533921" calcext:value-type="float">
            <text:p>3,3393277153392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11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150</text:p>
          </table:table-cell>
          <table:table-cell office:value-type="float" office:value="161" calcext:value-type="float">
            <text:p>161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.12659068886592" calcext:value-type="float">
            <text:p>4,1265906888659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12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200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.54205611126211" calcext:value-type="float">
            <text:p>5,5420561112621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13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250</text:p>
          </table:table-cell>
          <table:table-cell office:value-type="float" office:value="273" calcext:value-type="float">
            <text:p>273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.23601771410304" calcext:value-type="float">
            <text:p>7,2360177141030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Фланец</text:p>
          </table:table-cell>
          <table:table-cell office:value-type="string" calcext:value-type="string">
            <text:p>02.23932.001$|-$|14$|$|$|$|</text:p>
          </table:table-cell>
          <table:table-cell office:value-type="string" calcext:value-type="string">
            <text:p>Сталь 40Х ГОСТ 4543-2016</text:p>
          </table:table-cell>
          <table:table-cell office:value-type="string" calcext:value-type="string">
            <text:p>Ду300</text:p>
          </table:table-cell>
          <table:table-cell office:value-type="float" office:value="325" calcext:value-type="float">
            <text:p>325</text:p>
          </table:table-cell>
          <table:table-cell office:value-type="float" office:value="435" calcext:value-type="float">
            <text:p>435</text:p>
          </table:table-cell>
          <table:table-cell office:value-type="float" office:value="395" calcext:value-type="float">
            <text:p>395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31950411409" calcext:value-type="float">
            <text:p>10,1131950411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7T22:38:07.621445800</dc:date>
    <meta:editing-duration>P0D</meta:editing-duration>
    <meta:editing-cycles>1</meta:editing-cycles>
    <meta:document-statistic meta:table-count="1" meta:cell-count="272" meta:object-count="0"/>
    <meta:generator>LibreOffice/26.2.0.3$Windows_X86_64 LibreOffice_project/620$Build-3</meta:generator>
  </office:meta>
</office:document-meta>
</file>